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8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float" office:value="1725.4" calcext:value-type="float">
            <text:p>1725.4</text:p>
          </table:table-cell>
          <table:table-cell office:value-type="float" office:value="1717.1" calcext:value-type="float">
            <text:p>1717.1</text:p>
          </table:table-cell>
          <table:table-cell office:value-type="float" office:value="0" calcext:value-type="float">
            <text:p>0</text:p>
          </table:table-cell>
          <table:table-cell office:value-type="float" office:value="1720.3" calcext:value-type="float">
            <text:p>1720.3</text:p>
          </table:table-cell>
          <table:table-cell office:value-type="float" office:value="1727.1" calcext:value-type="float">
            <text:p>1727.1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64.3" calcext:value-type="float">
            <text:p>1664.3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63.9" calcext:value-type="float">
            <text:p>1663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32.2" calcext:value-type="float">
            <text:p>1632.2</text:p>
          </table:table-cell>
          <table:table-cell office:value-type="float" office:value="1670.6" calcext:value-type="float">
            <text:p>1670.6</text:p>
          </table:table-cell>
          <table:table-cell office:value-type="string" calcext:value-type="string">
            <text:p>wrong order</text:p>
          </table:table-cell>
          <table:table-cell table:number-columns-repeated="6"/>
        </table:table-row>
        <table:table-row table:style-name="ro1">
          <table:table-cell office:value-type="float" office:value="1639.9" calcext:value-type="float">
            <text:p>1639.9</text:p>
          </table:table-cell>
          <table:table-cell office:value-type="float" office:value="1630.5" calcext:value-type="float">
            <text:p>163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82" calcext:value-type="float">
            <text:p>1682</text:p>
          </table:table-cell>
          <table:table-cell office:value-type="float" office:value="1639.1" calcext:value-type="float">
            <text:p>1639.1</text:p>
          </table:table-cell>
          <table:table-cell table:number-columns-repeated="7"/>
        </table:table-row>
        <table:table-row table:style-name="ro1">
          <table:table-cell office:value-type="float" office:value="1566.9" calcext:value-type="float">
            <text:p>1566.9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3.8" calcext:value-type="float">
            <text:p>1583.8</text:p>
          </table:table-cell>
          <table:table-cell table:number-columns-repeated="6"/>
          <table:table-cell office:value-type="float" office:value="1717.1" calcext:value-type="float">
            <text:p>1717.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32.6" calcext:value-type="float">
            <text:p>1532.6</text:p>
          </table:table-cell>
          <table:table-cell office:value-type="float" office:value="1536.5" calcext:value-type="float">
            <text:p>1536.5</text:p>
          </table:table-cell>
          <table:table-cell office:value-type="float" office:value="0" calcext:value-type="float">
            <text:p>0</text:p>
          </table:table-cell>
          <table:table-cell office:value-type="float" office:value="1541.8" calcext:value-type="float">
            <text:p>1541.8</text:p>
          </table:table-cell>
          <table:table-cell table:number-columns-repeated="6"/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525.4" calcext:value-type="float">
            <text:p>1525.4</text:p>
          </table:table-cell>
          <table:table-cell office:value-type="float" office:value="1514.1" calcext:value-type="float">
            <text:p>1514.1</text:p>
          </table:table-cell>
          <table:table-cell office:value-type="float" office:value="1516.9" calcext:value-type="float">
            <text:p>1516.9</text:p>
          </table:table-cell>
          <table:table-cell office:value-type="float" office:value="0" calcext:value-type="float">
            <text:p>0</text:p>
          </table:table-cell>
          <table:table-cell office:value-type="float" office:value="1523.6" calcext:value-type="float">
            <text:p>1523.6</text:p>
          </table:table-cell>
          <table:table-cell table:number-columns-repeated="6"/>
          <table:table-cell office:value-type="float" office:value="1663.9" calcext:value-type="float">
            <text:p>1663.9</text:p>
          </table:table-cell>
        </table:table-row>
        <table:table-row table:style-name="ro1">
          <table:table-cell office:value-type="float" office:value="1449.1" calcext:value-type="float">
            <text:p>1449.1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630.5" calcext:value-type="float">
            <text:p>1630.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394.4" calcext:value-type="float">
            <text:p>1394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532.6" calcext:value-type="float">
            <text:p>1532.6</text:p>
          </table:table-cell>
        </table:table-row>
        <table:table-row table:style-name="ro1">
          <table:table-cell office:value-type="float" office:value="1349.4" calcext:value-type="float">
            <text:p>1349.4</text:p>
          </table:table-cell>
          <table:table-cell office:value-type="float" office:value="1341.1" calcext:value-type="float">
            <text:p>1341.1</text:p>
          </table:table-cell>
          <table:table-cell table:style-name="ce2" office:value-type="float" office:value="1346.1" calcext:value-type="float">
            <text:p>1346.1</text:p>
          </table:table-cell>
          <table:table-cell office:value-type="float" office:value="0" calcext:value-type="float">
            <text:p>0</text:p>
          </table:table-cell>
          <table:table-cell office:value-type="float" office:value="1348.8" calcext:value-type="float">
            <text:p>1348.8</text:p>
          </table:table-cell>
          <table:table-cell office:value-type="string" calcext:value-type="string">
            <text:p>Removed 0 here</text:p>
          </table:table-cell>
          <table:table-cell table:number-columns-repeated="5"/>
          <table:table-cell office:value-type="float" office:value="1514.1" calcext:value-type="float">
            <text:p>1514.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329" calcext:value-type="float">
            <text:p>1329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6"/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06" calcext:value-type="float">
            <text:p>1106</text:p>
          </table:table-cell>
          <table:table-cell office:value-type="float" office:value="1111" calcext:value-type="float">
            <text:p>1111</text:p>
          </table:table-cell>
          <table:table-cell office:value-type="float" office:value="1106.3" calcext:value-type="float">
            <text:p>1106.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4" calcext:value-type="float">
            <text:p>1074</text:p>
          </table:table-cell>
          <table:table-cell office:value-type="float" office:value="1078" calcext:value-type="float">
            <text:p>1078</text:p>
          </table:table-cell>
          <table:table-cell office:value-type="float" office:value="1075.4" calcext:value-type="float">
            <text:p>1075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394.4" calcext:value-type="float">
            <text:p>1394.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60" calcext:value-type="float">
            <text:p>1060</text:p>
          </table:table-cell>
          <table:table-cell office:value-type="float" office:value="1064" calcext:value-type="float">
            <text:p>1064</text:p>
          </table:table-cell>
          <table:table-cell office:value-type="float" office:value="1061.9" calcext:value-type="float">
            <text:p>1061.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341.1" calcext:value-type="float">
            <text:p>1341.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office:value-type="float" office:value="1055" calcext:value-type="float">
            <text:p>1055</text:p>
          </table:table-cell>
          <table:table-cell office:value-type="float" office:value="1049.9" calcext:value-type="float">
            <text:p>1049.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979" calcext:value-type="float">
            <text:p>979</text:p>
          </table:table-cell>
          <table:table-cell office:value-type="float" office:value="985" calcext:value-type="float">
            <text:p>985</text:p>
          </table:table-cell>
          <table:table-cell office:value-type="float" office:value="979.2" calcext:value-type="float">
            <text:p>9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6 here unseen elsewhere</text:p>
          </table:table-cell>
          <table:table-cell table:number-columns-repeated="5"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960" calcext:value-type="float">
            <text:p>960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Added 0 here</text:p>
          </table:table-cell>
          <table:table-cell table:number-columns-repeated="5"/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919.1" calcext:value-type="float">
            <text:p>919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890.4" calcext:value-type="float">
            <text:p>890.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ded 0 here</text:p>
          </table:table-cell>
          <table:table-cell table:number-columns-repeated="5"/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855.8" calcext:value-type="float">
            <text:p>855.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851.8" calcext:value-type="float">
            <text:p>851.8</text:p>
          </table:table-cell>
          <table:table-cell office:value-type="float" office:value="854.9" calcext:value-type="float">
            <text:p>854.9</text:p>
          </table:table-cell>
          <table:table-cell table:number-columns-repeated="6"/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809.6" calcext:value-type="float">
            <text:p>809.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5.8" calcext:value-type="float">
            <text:p>805.8</text:p>
          </table:table-cell>
          <table:table-cell office:value-type="float" office:value="808.7" calcext:value-type="float">
            <text:p>808.7</text:p>
          </table:table-cell>
          <table:table-cell office:value-type="string" calcext:value-type="string">
            <text:p>Added 0 here</text:p>
          </table:table-cell>
          <table:table-cell table:number-columns-repeated="5"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31.5" calcext:value-type="float">
            <text:p>731.5</text:p>
          </table:table-cell>
          <table:table-cell office:value-type="float" office:value="725.5" calcext:value-type="float">
            <text:p>725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729.8" calcext:value-type="float">
            <text:p>729.8</text:p>
          </table:table-cell>
          <table:table-cell office:value-type="string" calcext:value-type="string">
            <text:p>746,9 peak removed from 31, 40. small peak not seen elsewhere</text:p>
          </table:table-cell>
          <table:table-cell table:number-columns-repeated="5"/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0.6" calcext:value-type="float">
            <text:p>650.6</text:p>
          </table:table-cell>
          <table:table-cell office:value-type="float" office:value="0" calcext:value-type="float">
            <text:p>0</text:p>
          </table:table-cell>
          <table:table-cell office:value-type="float" office:value="726.8" calcext:value-type="float">
            <text:p>726.8</text:p>
          </table:table-cell>
          <table:table-cell office:value-type="float" office:value="654" calcext:value-type="float">
            <text:p>6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7.7" calcext:value-type="float">
            <text:p>62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.5" calcext:value-type="float">
            <text:p>631.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.2" calcext:value-type="float">
            <text:p>604.2</text:p>
          </table:table-cell>
          <table:table-cell office:value-type="float" office:value="599.4" calcext:value-type="float">
            <text:p>5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.8" calcext:value-type="float">
            <text:p>578.8</text:p>
          </table:table-cell>
          <table:table-cell office:value-type="float" office:value="572.5" calcext:value-type="float">
            <text:p>572.5</text:p>
          </table:table-cell>
          <table:table-cell table:style-name="ce2" office:value-type="float" office:value="576.5" calcext:value-type="float">
            <text:p>576.5</text:p>
          </table:table-cell>
          <table:table-cell office:value-type="float" office:value="0" calcext:value-type="float">
            <text:p>0</text:p>
          </table:table-cell>
          <table:table-cell office:value-type="float" office:value="576.4" calcext:value-type="float">
            <text:p>576.4</text:p>
          </table:table-cell>
          <table:table-cell office:value-type="string" calcext:value-type="string">
            <text:p>Removed 0 here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6" calcext:value-type="float">
            <text:p>505.6</text:p>
          </table:table-cell>
          <table:table-cell office:value-type="float" office:value="499.06" calcext:value-type="float">
            <text:p>499.06</text:p>
          </table:table-cell>
          <table:table-cell office:value-type="float" office:value="503.5" calcext:value-type="float">
            <text:p>503.5</text:p>
          </table:table-cell>
          <table:table-cell office:value-type="float" office:value="0" calcext:value-type="float">
            <text:p>0</text:p>
          </table:table-cell>
          <table:table-cell office:value-type="float" office:value="502.17" calcext:value-type="float">
            <text:p>502.17</text:p>
          </table:table-cell>
          <table:table-cell table:number-columns-repeated="6"/>
          <table:table-cell office:value-type="float" office:value="725.5" calcext:value-type="float">
            <text:p>725.5</text:p>
          </table:table-cell>
        </table:table-row>
        <table:table-row table:style-name="ro1">
          <table:table-cell office:value-type="float" office:value="495.1" calcext:value-type="float">
            <text:p>495.1</text:p>
          </table:table-cell>
          <table:table-cell office:value-type="float" office:value="489.3" calcext:value-type="float">
            <text:p>489.3</text:p>
          </table:table-cell>
          <table:table-cell office:value-type="float" office:value="493.6" calcext:value-type="float">
            <text:p>493.6</text:p>
          </table:table-cell>
          <table:table-cell office:value-type="float" office:value="0" calcext:value-type="float">
            <text:p>0</text:p>
          </table:table-cell>
          <table:table-cell office:value-type="float" office:value="491.8" calcext:value-type="float">
            <text:p>491.8</text:p>
          </table:table-cell>
          <table:table-cell table:number-columns-repeated="6"/>
          <table:table-cell office:value-type="float" office:value="650.6" calcext:value-type="float">
            <text:p>650.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5.9" calcext:value-type="float">
            <text:p>465.9</text:p>
          </table:table-cell>
          <table:table-cell office:value-type="float" office:value="466.4" calcext:value-type="float">
            <text:p>466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627.7" calcext:value-type="float">
            <text:p>627.7</text:p>
          </table:table-cell>
        </table:table-row>
        <table:table-row table:style-name="ro1">
          <table:table-cell table:style-name="ce2"/>
          <table:table-cell office:value-type="float" office:value="443.54" calcext:value-type="float">
            <text:p>443.54</text:p>
          </table:table-cell>
          <table:table-cell office:value-type="float" office:value="446.77" calcext:value-type="float">
            <text:p>446.77</text:p>
          </table:table-cell>
          <table:table-cell table:style-name="ce2" office:value-type="float" office:value="444.2" calcext:value-type="float">
            <text:p>44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d 0 here</text:p>
          </table:table-cell>
          <table:table-cell table:number-columns-repeated="5"/>
          <table:table-cell office:value-type="float" office:value="599.4" calcext:value-type="float">
            <text:p>599.4</text:p>
          </table:table-cell>
        </table:table-row>
        <table:table-row table:style-name="ro1">
          <table:table-cell office:value-type="float" office:value="421.8" calcext:value-type="float">
            <text:p>421.8</text:p>
          </table:table-cell>
          <table:table-cell office:value-type="float" office:value="419" calcext:value-type="float">
            <text:p>419</text:p>
          </table:table-cell>
          <table:table-cell office:value-type="float" office:value="421.2" calcext:value-type="float">
            <text:p>421.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413.2" calcext:value-type="float">
            <text:p>413.2</text:p>
          </table:table-cell>
          <table:table-cell office:value-type="float" office:value="413.4" calcext:value-type="float">
            <text:p>413.4</text:p>
          </table:table-cell>
          <table:table-cell office:value-type="float" office:value="414.1" calcext:value-type="float">
            <text:p>414.1</text:p>
          </table:table-cell>
          <table:table-cell office:value-type="float" office:value="414.7" calcext:value-type="float">
            <text:p>414.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99.06" calcext:value-type="float">
            <text:p>499.06</text:p>
          </table:table-cell>
        </table:table-row>
        <table:table-row table:style-name="ro1">
          <table:table-cell office:value-type="float" office:value="386.1" calcext:value-type="float">
            <text:p>386.1</text:p>
          </table:table-cell>
          <table:table-cell office:value-type="float" office:value="379.33" calcext:value-type="float">
            <text:p>379.33</text:p>
          </table:table-cell>
          <table:table-cell office:value-type="float" office:value="383.67" calcext:value-type="float">
            <text:p>383.67</text:p>
          </table:table-cell>
          <table:table-cell office:value-type="float" office:value="380.6" calcext:value-type="float">
            <text:p>380.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89.3" calcext:value-type="float">
            <text:p>489.3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.1" calcext:value-type="float">
            <text:p>334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5.9" calcext:value-type="float">
            <text:p>465.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6.9" calcext:value-type="float">
            <text:p>306.9</text:p>
          </table:table-cell>
          <table:table-cell office:value-type="float" office:value="307.8" calcext:value-type="float">
            <text:p>307.8</text:p>
          </table:table-cell>
          <table:table-cell office:value-type="float" office:value="306.4" calcext:value-type="float">
            <text:p>306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43.54" calcext:value-type="float">
            <text:p>443.5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13.4" calcext:value-type="float">
            <text:p>413.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.33" calcext:value-type="float">
            <text:p>379.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6.9" calcext:value-type="float">
            <text:p>306.9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3.8" calcext:value-type="float">
            <text:p>133.8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.5" calcext:value-type="float">
            <text:p>117.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21.4" calcext:value-type="float">
            <text:p>121.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.3" calcext:value-type="float">
            <text:p>103.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8.7" calcext:value-type="float">
            <text:p>108.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.6" calcext:value-type="float">
            <text:p>86.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3.9" calcext:value-type="float">
            <text:p>93.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.1" calcext:value-type="float">
            <text:p>69.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6" calcext:value-type="float">
            <text:p>57.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.2" calcext:value-type="float">
            <text:p>58.2</text:p>
          </table:table-cell>
          <table:table-cell table:number-columns-repeated="6"/>
          <table:table-cell office:value-type="float" office:value="133.8" calcext:value-type="float">
            <text:p>133.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.1" calcext:value-type="float">
            <text:p>47.1</text:p>
          </table:table-cell>
          <table:table-cell table:number-columns-repeated="6"/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.4" calcext:value-type="float">
            <text:p>33.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.3" calcext:value-type="float">
            <text:p>24.3</text:p>
          </table:table-cell>
          <table:table-cell table:number-columns-repeated="6"/>
          <table:table-cell office:value-type="float" office:value="86.6" calcext:value-type="float">
            <text:p>86.6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69.1" calcext:value-type="float">
            <text:p>69.1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57.6" calcext:value-type="float">
            <text:p>57.6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46.1" calcext:value-type="float">
            <text:p>46.1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33.4" calcext:value-type="float">
            <text:p>33.4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23.1" calcext:value-type="float">
            <text:p>2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6:35:31.497332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23:48.232570385</meta:creation-date>
    <dc:date>2018-10-11T15:05:07.353259937</dc:date>
    <meta:editing-duration>PT2H7M55S</meta:editing-duration>
    <meta:editing-cycles>2</meta:editing-cycles>
    <meta:generator>LibreOffice/5.3.6.1$Linux_X86_64 LibreOffice_project/30$Build-1</meta:generator>
    <meta:document-statistic meta:table-count="1" meta:cell-count="324" meta:object-count="0"/>
  </office:meta>
</office:document-meta>
</file>